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7acf" officeooo:paragraph-rsid="001d7a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y tracking action "" under id 190</text:p>
      <text:p text:style-name="P1">void DBusMenuExporterPrivate::addAction(QAction*, int): Already tracking action "" under id 191</text:p>
      <text:p text:style-name="P1">^C</text:p>
      <text:p text:style-name="P1">[2]+ <text:s/>Done <text:s text:c="19"/>wireshark</text:p>
      <text:p text:style-name="P1">sessitra@VTA010L:~$ ps -ef|grep "wireshark"</text:p>
      <text:p text:style-name="P1">sessitra 18344 <text:s/>3807 <text:s/>0 15:40 pts/19 <text:s text:c="2"/>00:00:00 grep --color=auto wireshark</text:p>
      <text:p text:style-name="P1">sessitra@VTA010L:~$ wireshark &amp;</text:p>
      <text:p text:style-name="P1">[1] 18347</text:p>
      <text:p text:style-name="P1">sessitra@VTA010L:~$ void DBusMenuExporterPrivate::addAction(QAction*, int): Already tracking action "" under id 190</text:p>
      <text:p text:style-name="P1">void DBusMenuExporterPrivate::addAction(QAction*, int): Already tracking action "" under id 191</text:p>
      <text:p text:style-name="P1">^C</text:p>
      <text:p text:style-name="P1">sessitra@VTA010L:~$ sudo wireshark &amp;</text:p>
      <text:p text:style-name="P1">[2] 18389</text:p>
      <text:p text:style-name="P1">sessitra@VTA010L:~$ ps -ef|grep "wireshark"</text:p>
      <text:p text:style-name="P1">sessitra 18347 <text:s/>3807 <text:s/>2 15:40 pts/19 <text:s text:c="2"/>00:00:02 wireshark</text:p>
      <text:p text:style-name="P1">sessitra 18440 <text:s/>3807 <text:s/>0 15:42 pts/19 <text:s text:c="2"/>00:00:00 grep --color=auto wireshark</text:p>
      <text:p text:style-name="P1">[2]+ <text:s/>Done <text:s text:c="19"/>sudo wireshark</text:p>
      <text:p text:style-name="P1">sessitra@VTA010L:~$ ps -ef|grep "wireshark"</text:p>
      <text:p text:style-name="P1">sessitra 18347 <text:s/>3807 <text:s/>2 15:40 pts/19 <text:s text:c="2"/>00:00:02 wireshark</text:p>
      <text:p text:style-name="P1">sessitra 18442 <text:s/>3807 <text:s/>0 15:42 pts/19 <text:s text:c="2"/>00:00:00 grep --color=auto wireshark</text:p>
      <text:p text:style-name="P1">sessitra@VTA010L:~$ kill -9 18347</text:p>
      <text:p text:style-name="P1">sessitra@VTA010L:~$ ps -ef|grep "wireshark"</text:p>
      <text:p text:style-name="P1">sessitra 18446 <text:s/>3807 <text:s/>0 15:42 pts/19 <text:s text:c="2"/>00:00:00 grep --color=auto wireshark</text:p>
      <text:p text:style-name="P1">[1]+ <text:s/>Killed <text:s text:c="17"/>wireshark</text:p>
      <text:p text:style-name="P1">sessitra@VTA010L:~$ kill -9 18347</text:p>
      <text:p text:style-name="P1">bash: kill: (18347) - No such process</text:p>
      <text:p text:style-name="P1">sessitra@VTA010L:~$ ps -ef|grep "wireshark"</text:p>
      <text:p text:style-name="P1">sessitra 18448 <text:s/>3807 <text:s/>0 15:42 pts/19 <text:s text:c="2"/>00:00:00 grep --color=auto wireshark</text:p>
      <text:p text:style-name="P1">sessitra@VTA010L:~$ clear</text:p>
      <text:p text:style-name="P1"/>
      <text:p text:style-name="P1">sessitra@VTA010L:~$ vi days.py</text:p>
      <text:p text:style-name="P1">sessitra@VTA010L:~$ vi days_demo.py</text:p>
      <text:p text:style-name="P1">sessitra@VTA010L:~$ python</text:p>
      <text:p text:style-name="P1">Python 2.7.12 (default, Dec <text:s/>4 2017, 14:50:18) </text:p>
      <text:p text:style-name="P1">[GCC 5.4.0 20160609] on linux2</text:p>
      <text:p text:style-name="P1">Type "help", "copyright", "credits" or "license" for more information.</text:p>
      <text:p text:style-name="P1">&gt;&gt;&gt; import re</text:p>
      <text:p text:style-name="P1">&gt;&gt;&gt; mat = re.search(r"t(.+)e(.+)e(.+)e", "strength is life weakness is death")</text:p>
      <text:p text:style-name="P1">&gt;&gt;&gt; mat.group(1)</text:p>
      <text:p text:style-name="P1">'rength is life w'</text:p>
      <text:p text:style-name="P1">&gt;&gt;&gt; mat.group(2)</text:p>
      <text:p text:style-name="P1">'akn'</text:p>
      <text:p text:style-name="P1">&gt;&gt;&gt; mat.group(3)</text:p>
      <text:p text:style-name="P1">'ss is d'</text:p>
      <text:p text:style-name="P1">&gt;&gt;&gt; quit()</text:p>
      <text:p text:style-name="P1">sessitra@VTA010L:~$ vi file_data_db_insert.py</text:p>
      <text:p text:style-name="P1">sessitra@VTA010L:~$ python file_data_db_insert.py </text:p>
      <text:p text:style-name="P1">Traceback (most recent call last):</text:p>
      <text:p text:style-name="P1"><text:s text:c="2"/>File "file_data_db_insert.py", line 10, in &lt;module&gt;</text:p>
      <text:p text:style-name="P1"><text:s text:c="4"/>c.execute('insert into employees(eid, name, designation, exp)values(%s, %s ,%s ,%s)', (eid, name, designation, exp))</text:p>
      <text:p text:style-name="P1"><text:soft-page-break/><text:s text:c="2"/>File "/usr/local/lib/python2.7/dist-packages/MySQLdb/cursors.py", line 205, in execute</text:p>
      <text:p text:style-name="P1"><text:s text:c="4"/>self.errorhandler(self, exc, value)</text:p>
      <text:p text:style-name="P1"><text:s text:c="2"/>File "/usr/local/lib/python2.7/dist-packages/MySQLdb/connections.py", line 36, in defaulterrorhandler</text:p>
      <text:p text:style-name="P1"><text:s text:c="4"/>raise errorclass, errorvalue</text:p>
      <text:p text:style-name="P1">_mysql_exceptions.DataError: (1406, "Data too long for column 'designation' at row 1")</text:p>
      <text:p text:style-name="P1">sessitra@VTA010L:~$ python file_data_db_insert.py </text:p>
      <text:p text:style-name="P1">sessitra@VTA010L:~$ vi file_data_db_insert.py </text:p>
      <text:p text:style-name="P1">sessitra@VTA010L:~$ </text:p>
      <text:p text:style-name="P1">sessitra@VTA010L:~$ ls</text:p>
      <text:p text:style-name="P1">AVD_GUI <text:s text:c="8"/>examples.desktop <text:s text:c="7"/>Pictures</text:p>
      <text:p text:style-name="P1">AVD_GUI.tar.gz <text:s/>file_data_db_insert.py <text:s/>Public</text:p>
      <text:p text:style-name="P1">days_demo.py <text:s text:c="3"/>insert_cmd_data_db.py <text:s text:c="2"/>telent_demo.py</text:p>
      <text:p text:style-name="P1">Demo_Login <text:s text:c="5"/>Login <text:s text:c="18"/>telnet_demo.py</text:p>
      <text:p text:style-name="P1">Desktop <text:s text:c="8"/>Music <text:s text:c="18"/>telnet_insert_cmd_data_db.py</text:p>
      <text:p text:style-name="P1">Documents <text:s text:c="6"/>name_mangle.py <text:s text:c="9"/>Templates</text:p>
      <text:p text:style-name="P1">Downloads <text:s text:c="6"/>name_mangle.pyc <text:s text:c="8"/>Videos</text:p>
      <text:p text:style-name="P1">employees.txt <text:s text:c="2"/>phone_nos.py</text:p>
      <text:p text:style-name="P1">sessitra@VTA010L:~$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8:04:19.949586557</meta:creation-date>
    <dc:date>2018-05-16T18:04:51.895738565</dc:date>
    <meta:editing-duration>PT33S</meta:editing-duration>
    <meta:editing-cycles>1</meta:editing-cycles>
    <meta:document-statistic meta:table-count="0" meta:image-count="0" meta:object-count="0" meta:page-count="2" meta:paragraph-count="67" meta:word-count="319" meta:character-count="3003" meta:non-whitespace-character-count="2543"/>
    <meta:generator>LibreOffice/5.1.6.2$Linux_X86_64 LibreOffice_project/10m0$Build-2</meta:generator>
  </office:meta>
</office:document-meta>
</file>